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buntu@ubiquityrobot:~$ rosnode info /move_base </text:p>
      <text:p text:style-name="Standard">--------------------------------------------------------------------------------</text:p>
      <text:p text:style-name="Standard">Node [/move_base]</text:p>
      <text:p text:style-name="Standard">Publications: </text:p>
      <text:p text:style-name="Standard"><text:s/>* /cmd_vel [geometry_msgs/Twist]</text:p>
      <text:p text:style-name="Standard"><text:s/>* /move_base/DWAPlannerROS/cost_cloud [sensor_msgs/PointCloud2]</text:p>
      <text:p text:style-name="Standard"><text:s/>* /move_base/DWAPlannerROS/global_plan [nav_msgs/Path]</text:p>
      <text:p text:style-name="Standard"><text:s/>* /move_base/DWAPlannerROS/local_plan [nav_msgs/Path]</text:p>
      <text:p text:style-name="Standard"><text:s/>* /move_base/DWAPlannerROS/parameter_descriptions [dynamic_reconfigure/ConfigDescription]</text:p>
      <text:p text:style-name="Standard"><text:s/>* /move_base/DWAPlannerROS/parameter_updates [dynamic_reconfigure/Config]</text:p>
      <text:p text:style-name="Standard"><text:s/>* /move_base/DWAPlannerROS/trajectory_cloud [sensor_msgs/PointCloud2]</text:p>
      <text:p text:style-name="Standard"><text:s/>* /move_base/GlobalPlanner/parameter_descriptions [dynamic_reconfigure/ConfigDescription]</text:p>
      <text:p text:style-name="Standard"><text:s/>* /move_base/GlobalPlanner/parameter_updates [dynamic_reconfigure/Config]</text:p>
      <text:p text:style-name="Standard"><text:s/>* /move_base/GlobalPlanner/plan [nav_msgs/Path]</text:p>
      <text:p text:style-name="Standard"><text:s/>* /move_base/GlobalPlanner/potential [nav_msgs/OccupancyGrid]</text:p>
      <text:p text:style-name="Standard"><text:s/>* /move_base/current_goal [geometry_msgs/PoseStamped]</text:p>
      <text:p text:style-name="Standard"><text:s/>* /move_base/feedback [move_base_msgs/MoveBaseActionFeedback]</text:p>
      <text:p text:style-name="Standard"><text:s/>* /move_base/global_costmap/costmap [nav_msgs/OccupancyGrid]</text:p>
      <text:p text:style-name="Standard"><text:s/>* /move_base/global_costmap/costmap_updates [map_msgs/OccupancyGridUpdate]</text:p>
      <text:p text:style-name="Standard"><text:s/>* /move_base/global_costmap/footprint [geometry_msgs/PolygonStamped]</text:p>
      <text:p text:style-name="Standard"><text:s/>* /move_base/global_costmap/inflation_layer/parameter_descriptions [dynamic_reconfigure/ConfigDescription]</text:p>
      <text:p text:style-name="Standard"><text:s/>* /move_base/global_costmap/inflation_layer/parameter_updates [dynamic_reconfigure/Config]</text:p>
      <text:p text:style-name="Standard"><text:s/>* /move_base/global_costmap/obstacle_layer/parameter_descriptions [dynamic_reconfigure/ConfigDescription]</text:p>
      <text:p text:style-name="Standard"><text:s/>* /move_base/global_costmap/obstacle_layer/parameter_updates [dynamic_reconfigure/Config]</text:p>
      <text:p text:style-name="Standard"><text:s/>* /move_base/global_costmap/parameter_descriptions [dynamic_reconfigure/ConfigDescription]</text:p>
      <text:p text:style-name="Standard"><text:s/>* /move_base/global_costmap/parameter_updates [dynamic_reconfigure/Config]</text:p>
      <text:p text:style-name="Standard"><text:s/>* /move_base/goal [move_base_msgs/MoveBaseActionGoal]</text:p>
      <text:p text:style-name="Standard"><text:s/>* /move_base/local_costmap/costmap [nav_msgs/OccupancyGrid]</text:p>
      <text:p text:style-name="Standard"><text:s/>* /move_base/local_costmap/costmap_updates [map_msgs/OccupancyGridUpdate]</text:p>
      <text:p text:style-name="Standard"><text:s/>* /move_base/local_costmap/footprint [geometry_msgs/PolygonStamped]</text:p>
      <text:p text:style-name="Standard"><text:s/>* /move_base/local_costmap/inflation_layer/parameter_descriptions [dynamic_reconfigure/ConfigDescription]</text:p>
      <text:p text:style-name="Standard"><text:s/>* /move_base/local_costmap/inflation_layer/parameter_updates [dynamic_reconfigure/Config]</text:p>
      <text:p text:style-name="Standard"><text:s/>* /move_base/local_costmap/obstacle_layer/parameter_descriptions [dynamic_reconfigure/ConfigDescription]</text:p>
      <text:p text:style-name="Standard"><text:s/>* /move_base/local_costmap/obstacle_layer/parameter_updates [dynamic_reconfigure/Config]</text:p>
      <text:p text:style-name="Standard"><text:s/>* /move_base/local_costmap/parameter_descriptions [dynamic_reconfigure/ConfigDescription]</text:p>
      <text:p text:style-name="Standard"><text:s/>* /move_base/local_costmap/parameter_updates [dynamic_reconfigure/Config]</text:p>
      <text:p text:style-name="Standard"><text:s/>* /move_base/parameter_descriptions [dynamic_reconfigure/ConfigDescription]</text:p>
      <text:p text:style-name="Standard"><text:s/>* /move_base/parameter_updates [dynamic_reconfigure/Config]</text:p>
      <text:p text:style-name="Standard"><text:s/>* /move_base/result [move_base_msgs/MoveBaseActionResult]</text:p>
      <text:p text:style-name="Standard"><text:s/>* /move_base/status [actionlib_msgs/GoalStatusArray]</text:p>
      <text:p text:style-name="Standard"><text:s/>* /rosout [rosgraph_msgs/Log]</text:p>
      <text:p text:style-name="Standard"/>
      <text:p text:style-name="Standard">Subscriptions: </text:p>
      <text:p text:style-name="Standard"><text:s/>* /move_base/cancel [unknown type]</text:p>
      <text:p text:style-name="Standard"><text:s/>* /move_base/global_costmap/footprint [geometry_msgs/PolygonStamped]</text:p>
      <text:p text:style-name="Standard"><text:s/>* /move_base/goal [move_base_msgs/MoveBaseActionGoal]</text:p>
      <text:p text:style-name="Standard"><text:s/>* /move_base/local_costmap/footprint [geometry_msgs/PolygonStamped]</text:p>
      <text:p text:style-name="Standard"><text:s/>* /move_base_simple/goal [geometry_msgs/PoseStamped]</text:p>
      <text:p text:style-name="Standard"><text:soft-page-break/><text:s/>* /odom [nav_msgs/Odometry]</text:p>
      <text:p text:style-name="Standard"><text:s/>* /tf [tf2_msgs/TFMessage]</text:p>
      <text:p text:style-name="Standard"><text:s/>* /tf_static [tf2_msgs/TFMessage]</text:p>
      <text:p text:style-name="Standard"/>
      <text:p text:style-name="Standard">Services: </text:p>
      <text:p text:style-name="Standard"><text:s/>* /move_base/DWAPlannerROS/set_parameters</text:p>
      <text:p text:style-name="Standard"><text:s/>* /move_base/GlobalPlanner/make_plan</text:p>
      <text:p text:style-name="Standard"><text:s/>* /move_base/GlobalPlanner/set_parameters</text:p>
      <text:p text:style-name="Standard"><text:s/>* /move_base/clear_costmaps</text:p>
      <text:p text:style-name="Standard"><text:s/>* /move_base/get_loggers</text:p>
      <text:p text:style-name="Standard"><text:s/>* /move_base/global_costmap/inflation_layer/set_parameters</text:p>
      <text:p text:style-name="Standard"><text:s/>* /move_base/global_costmap/obstacle_layer/set_parameters</text:p>
      <text:p text:style-name="Standard"><text:s/>* /move_base/global_costmap/set_parameters</text:p>
      <text:p text:style-name="Standard"><text:s/>* /move_base/local_costmap/inflation_layer/set_parameters</text:p>
      <text:p text:style-name="Standard"><text:s/>* /move_base/local_costmap/obstacle_layer/set_parameters</text:p>
      <text:p text:style-name="Standard"><text:s/>* /move_base/local_costmap/set_parameters</text:p>
      <text:p text:style-name="Standard"><text:s/>* /move_base/make_plan</text:p>
      <text:p text:style-name="Standard"><text:s/>* /move_base/set_logger_level</text:p>
      <text:p text:style-name="Standard"><text:s/>* /move_base/set_parameters</text:p>
      <text:p text:style-name="Standard"/>
      <text:p text:style-name="Standard"/>
      <text:p text:style-name="Standard">contacting node http://10.36.28.229:44801/ ...</text:p>
      <text:p text:style-name="Standard">Pid: 11422</text:p>
      <text:p text:style-name="Standard">Connections:</text:p>
      <text:p text:style-name="Standard"><text:s/>* topic: /rosout</text:p>
      <text:p text:style-name="Standard"><text:s text:c="4"/>* to: /rosout</text:p>
      <text:p text:style-name="Standard"><text:s text:c="4"/>* direction: outbound</text:p>
      <text:p text:style-name="Standard"><text:s text:c="4"/>* transport: TCPROS</text:p>
      <text:p text:style-name="Standard"><text:s/>* topic: /cmd_vel</text:p>
      <text:p text:style-name="Standard"><text:s text:c="4"/>* to: /ca_driver</text:p>
      <text:p text:style-name="Standard"><text:s text:c="4"/>* direction: outbound</text:p>
      <text:p text:style-name="Standard"><text:s text:c="4"/>* transport: TCPROS</text:p>
      <text:p text:style-name="Standard"><text:s/>* topic: /move_base/goal</text:p>
      <text:p text:style-name="Standard"><text:s text:c="4"/>* to: /move_base</text:p>
      <text:p text:style-name="Standard"><text:s text:c="4"/>* direction: outbound</text:p>
      <text:p text:style-name="Standard"><text:s text:c="4"/>* transport: INTRAPROCESS</text:p>
      <text:p text:style-name="Standard"><text:s/>* topic: /move_base/GlobalPlanner/plan</text:p>
      <text:p text:style-name="Standard"><text:s text:c="4"/>* to: /rviz_1618997981388475498</text:p>
      <text:p text:style-name="Standard"><text:s text:c="4"/>* direction: outbound</text:p>
      <text:p text:style-name="Standard"><text:s text:c="4"/>* transport: TCPROS</text:p>
      <text:p text:style-name="Standard"><text:s/>* topic: /move_base/local_costmap/footprint</text:p>
      <text:p text:style-name="Standard"><text:s text:c="4"/>* to: /rviz_1618997981388475498</text:p>
      <text:p text:style-name="Standard"><text:s text:c="4"/>* direction: outbound</text:p>
      <text:p text:style-name="Standard"><text:s text:c="4"/>* transport: TCPROS</text:p>
      <text:p text:style-name="Standard"><text:s/>* topic: /move_base/DWAPlannerROS/local_plan</text:p>
      <text:p text:style-name="Standard"><text:s text:c="4"/>* to: /rviz_1618997981388475498</text:p>
      <text:p text:style-name="Standard"><text:s text:c="4"/>* direction: outbound</text:p>
      <text:p text:style-name="Standard"><text:s text:c="4"/>* transport: TCPROS</text:p>
      <text:p text:style-name="Standard"><text:s/>* topic: /tf</text:p>
      <text:p text:style-name="Standard"><text:s text:c="4"/>* to: /ca_driver (http://10.36.28.229:44439/)</text:p>
      <text:p text:style-name="Standard"><text:s text:c="4"/>* direction: inbound</text:p>
      <text:p text:style-name="Standard"><text:s text:c="4"/>* transport: TCPROS</text:p>
      <text:p text:style-name="Standard"><text:soft-page-break/><text:s/>* topic: /tf</text:p>
      <text:p text:style-name="Standard"><text:s text:c="4"/>* to: /robot_state_publisher (http://10.36.28.229:44727/)</text:p>
      <text:p text:style-name="Standard"><text:s text:c="4"/>* direction: inbound</text:p>
      <text:p text:style-name="Standard"><text:s text:c="4"/>* transport: TCPROS</text:p>
      <text:p text:style-name="Standard"><text:s/>* topic: /tf</text:p>
      <text:p text:style-name="Standard"><text:s text:c="4"/>* to: /base_link_to_laser_frame (http://10.36.28.229:40247/)</text:p>
      <text:p text:style-name="Standard"><text:s text:c="4"/>* direction: inbound</text:p>
      <text:p text:style-name="Standard"><text:s text:c="4"/>* transport: TCPROS</text:p>
      <text:p text:style-name="Standard"><text:s/>* topic: /tf</text:p>
      <text:p text:style-name="Standard"><text:s text:c="4"/>* to: /amcl (http://10.36.28.229:41667/)</text:p>
      <text:p text:style-name="Standard"><text:s text:c="4"/>* direction: inbound</text:p>
      <text:p text:style-name="Standard"><text:s text:c="4"/>* transport: TCPROS</text:p>
      <text:p text:style-name="Standard"><text:s/>* topic: /tf_static</text:p>
      <text:p text:style-name="Standard"><text:s text:c="4"/>* to: /robot_state_publisher (http://10.36.28.229:44727/)</text:p>
      <text:p text:style-name="Standard"><text:s text:c="4"/>* direction: inbound</text:p>
      <text:p text:style-name="Standard"><text:s text:c="4"/>* transport: TCPROS</text:p>
      <text:p text:style-name="Standard"><text:s/>* topic: /move_base_simple/goal</text:p>
      <text:p text:style-name="Standard"><text:s text:c="4"/>* to: /rviz_1618997981388475498 (http://10.36.28.213:35229/)</text:p>
      <text:p text:style-name="Standard"><text:s text:c="4"/>* direction: inbound</text:p>
      <text:p text:style-name="Standard"><text:s text:c="4"/>* transport: TCPROS</text:p>
      <text:p text:style-name="Standard"><text:s/>* topic: /odom</text:p>
      <text:p text:style-name="Standard"><text:s text:c="4"/>* to: /ca_driver (http://10.36.28.229:44439/)</text:p>
      <text:p text:style-name="Standard"><text:s text:c="4"/>* direction: inbound</text:p>
      <text:p text:style-name="Standard"><text:s text:c="4"/>* transport: TCPROS</text:p>
      <text:p text:style-name="Standard"><text:s/>* topic: /move_base/goal</text:p>
      <text:p text:style-name="Standard"><text:s text:c="4"/>* to: /move_base (http://10.36.28.229:44801/)</text:p>
      <text:p text:style-name="Standard"><text:s text:c="4"/>* direction: inbound</text:p>
      <text:p text:style-name="Standard"><text:s text:c="4"/>* transport: INTRAPROC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1:56:22.066236635</meta:creation-date>
    <dc:date>2021-04-21T11:57:31.651002919</dc:date>
    <meta:editing-duration>PT1M9S</meta:editing-duration>
    <meta:editing-cycles>1</meta:editing-cycles>
    <meta:document-statistic meta:table-count="0" meta:image-count="0" meta:object-count="0" meta:page-count="3" meta:paragraph-count="124" meta:word-count="357" meta:character-count="5485" meta:non-whitespace-character-count="5007"/>
    <meta:generator>LibreOffice/6.0.7.3$Linux_X86_64 LibreOffice_project/00m0$Build-3</meta:generator>
  </office:meta>
</office:document-meta>
</file>